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2000003620000009927C99E1F.eps" manifest:media-type=""/>
  <manifest:file-entry manifest:full-path="Pictures/10000000000000200000002000309F1C.png" manifest:media-type="image/png"/>
  <manifest:file-entry manifest:full-path="Pictures/2000000100000146000000D81E6D9209.svm" manifest:media-type=""/>
  <manifest:file-entry manifest:full-path="Pictures/200000010000017D00000129E242AB27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175000001295D7A3A32.svm" manifest:media-type=""/>
  <manifest:file-entry manifest:full-path="Pictures/100000000000004800000033945C92E2.png" manifest:media-type="image/png"/>
  <manifest:file-entry manifest:full-path="Pictures/100002010000004500000033927D8AAD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9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499cm" svg:height="2.031cm" svg:x="0.656cm" svg:y="0.685cm">
          <draw:image xlink:href="Pictures/20000002000003620000009927C99E1F.eps" xlink:type="simple" xlink:show="embed" xlink:actuate="onLoad">
            <text:p/>
          </draw:image>
        </draw:frame>
        <draw:frame draw:style-name="gr2" draw:text-style-name="P2" draw:layer="layout" svg:width="0.937cm" svg:height="0.911cm" svg:x="11.822cm" svg:y="1.817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2cm" svg:height="0.911cm" svg:x="7.018cm" svg:y="1.856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335cm" svg:height="0.258cm" svg:x="8.747cm" svg:y="1.852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446cm" svg:height="0.355cm" svg:x="9.633cm" svg:y="0.925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456cm" svg:height="0.355cm" svg:x="10.944cm" svg:y="0.402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349cm" svg:height="0.258cm" svg:x="12.195cm" svg:y="1.502cm">
          <draw:image xlink:href="Pictures/2000000100000124000000D8A19DD694.svm" xlink:type="simple" xlink:show="embed" xlink:actuate="onLoad">
            <text:p/>
          </draw:image>
        </draw:frame>
        <draw:frame draw:style-name="gr3" draw:text-style-name="P1" draw:layer="layout" svg:width="0.335cm" svg:height="0.258cm" svg:x="5.067cm" svg:y="2.101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349cm" svg:height="0.258cm" svg:x="4.109cm" svg:y="2.062cm">
          <draw:image xlink:href="Pictures/2000000100000124000000D8A19DD694.svm" xlink:type="simple" xlink:show="embed" xlink:actuate="onLoad">
            <text:p/>
          </draw:image>
        </draw:frame>
        <draw:frame draw:style-name="gr1" draw:text-style-name="P1" draw:layer="layout" svg:width="0.291cm" svg:height="0.215cm" svg:x="9.579cm" svg:y="4.464cm">
          <draw:image xlink:href="Pictures/100002010000004500000033927D8AAD.png" xlink:type="simple" xlink:show="embed" xlink:actuate="onLoad">
            <text:p/>
          </draw:image>
        </draw:frame>
        <draw:frame draw:style-name="gr4" draw:text-style-name="P1" draw:layer="layout" svg:width="0.446cm" svg:height="0.355cm" svg:x="5.936cm" svg:y="1.616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456cm" svg:height="0.355cm" svg:x="5.926cm" svg:y="0.402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349cm" svg:height="0.258cm" svg:x="7.83cm" svg:y="1.258cm">
          <draw:image xlink:href="Pictures/2000000100000124000000D8A19DD694.svm" xlink:type="simple" xlink:show="embed" xlink:actuate="onLoad">
            <text:p/>
          </draw:image>
        </draw:frame>
        <draw:frame draw:style-name="gr2" draw:text-style-name="P2" draw:layer="layout" svg:width="1.2cm" svg:height="0.911cm" svg:x="1.345cm" svg:y="1.818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3" draw:text-style-name="P1" draw:layer="layout" svg:width="0.335cm" svg:height="0.258cm" svg:x="0.389cm" svg:y="1.759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349cm" svg:height="0.258cm" svg:x="3.167cm" svg:y="1.759cm">
          <draw:image xlink:href="Pictures/2000000100000124000000D8A19DD694.svm" xlink:type="simple" xlink:show="embed" xlink:actuate="onLoad">
            <text:p/>
          </draw:image>
        </draw:frame>
        <draw:frame draw:style-name="gr4" draw:text-style-name="P1" draw:layer="layout" svg:width="0.446cm" svg:height="0.355cm" svg:x="1.166cm" svg:y="0.932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456cm" svg:height="0.355cm" svg:x="2.289cm" svg:y="0.932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39cm" svg:height="0.258cm" svg:x="1.762cm" svg:y="0.802cm">
          <draw:image xlink:href="Pictures/2000000100000146000000D81E6D9209.svm" xlink:type="simple" xlink:show="embed" xlink:actuate="onLoad">
            <text:p/>
          </draw:image>
        </draw:frame>
        <draw:line draw:style-name="gr8" draw:text-style-name="P1" draw:layer="layout" svg:x1="8.968cm" svg:y1="1.752cm" svg:x2="8.968cm" svg:y2="1.317cm">
          <text:p/>
        </draw:line>
        <draw:line draw:style-name="gr8" draw:text-style-name="P1" draw:layer="layout" svg:x1="12.637cm" svg:y1="1.317cm" svg:x2="12.637cm" svg:y2="1.752cm">
          <text:p/>
        </draw:line>
        <draw:frame draw:style-name="gr9" draw:text-style-name="P1" draw:layer="layout" svg:width="0.365cm" svg:height="0.258cm" svg:x="10.242cm" svg:y="1.502cm">
          <draw:image xlink:href="Pictures/100000000000004800000033945C92E2.png" xlink:type="simple" xlink:show="embed" xlink:actuate="onLoad">
            <text:p/>
          </draw:image>
        </draw:frame>
        <draw:line draw:style-name="gr8" draw:text-style-name="P1" draw:layer="layout" svg:x1="0.767cm" svg:y1="1.667cm" svg:x2="0.767cm" svg:y2="1.232cm">
          <text:p/>
        </draw:line>
        <draw:line draw:style-name="gr8" draw:text-style-name="P1" draw:layer="layout" svg:x1="3.162cm" svg:y1="1.232cm" svg:x2="3.162cm" svg:y2="1.6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4T10:00:16</meta:creation-date>
    <meta:editing-duration>PT30M3S</meta:editing-duration>
    <meta:editing-cycles>6</meta:editing-cycles>
    <meta:generator>LibreOffice/3.5$Linux_x86 LibreOffice_project/350m1$Build-2</meta:generator>
    <dc:title>kkkFigures</dc:title>
    <meta:initial-creator>kkk </meta:initial-creator>
    <dc:date>2014-03-24T12:47:35</dc:date>
    <dc:creator>Brekhna </dc:creator>
    <meta:document-statistic meta:object-count="24"/>
    <meta:template xlink:type="simple" xlink:actuate="onRequest" xlink:title="kkkFigures" xlink:href="../../../../.libreoffice/3/user/template/kkkFigures.otg" meta:date="2014-03-24T10:00:16"/>
  </office:meta>
</office:document-meta>
</file>